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P2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  <style:text-properties officeooo:paragraph-rsid="002a7d1c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2789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6b5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500d5"/>
    </style:style>
    <style:style style:name="P7" style:family="paragraph" style:parent-style-name="Preformatted_20_Text">
      <loext:graphic-properties draw:fill="solid" draw:fill-color="#fbfdff" draw:opacity="100%"/>
      <style:paragraph-properties fo:margin-top="0in" fo:margin-bottom="0in" loext:contextual-spacing="false" fo:line-height="16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26f4f5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598in" loext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598in" loext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1f6b5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style:font-name="Liberation Mono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style:font-name="Liberation Mono" fo:font-size="10pt" fo:letter-spacing="normal" fo:font-style="normal" fo:font-weight="normal" officeooo:paragraph-rsid="001f6b5e" style:font-size-asian="10pt" style:font-size-complex="10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3c743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500d5"/>
    </style:style>
    <style:style style:name="P17" style:family="paragraph" style:parent-style-name="Text_20_body">
      <style:paragraph-properties fo:margin-left="0in" fo:margin-right="0in" fo:margin-top="0in" fo:margin-bottom="0.0402in" loext:contextual-spacing="false" fo:orphans="2" fo:widows="2" fo:text-indent="0in" style:auto-text-indent="false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500d5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3c743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402in" loext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598in" loext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25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6" style:family="paragraph" style:parent-style-name="Preformatted_20_Text">
      <loext:graphic-properties draw:fill="solid" draw:fill-color="#fbfdff" draw:opacity="100%"/>
      <style:paragraph-properties fo:margin-top="0in" fo:margin-bottom="0in" loext:contextual-spacing="false" fo:line-height="10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7" style:family="paragraph" style:parent-style-name="Quotations">
      <loext:graphic-properties draw:fill="solid" draw:fill-color="#ffffff" draw:opacity="100%"/>
      <style:paragraph-properties fo:margin-left="0in" fo:margin-right="0in" fo:margin-top="0.1252in" fo:margin-bottom="0.1252in" loext:contextual-spacing="false" fo:orphans="2" fo:widows="2" fo:text-indent="0in" style:auto-text-indent="false" fo:background-color="#ffffff" fo:padding-left="0.1252in" fo:padding-right="0in" fo:padding-top="0in" fo:padding-bottom="0in" fo:border-left="3pt solid #548eaa" fo:border-right="none" fo:border-top="none" fo:border-bottom="none"/>
      <style:text-properties fo:font-variant="normal" fo:text-transform="none" fo:color="#111111" style:font-name="Liberation Mono" fo:font-size="10pt" fo:letter-spacing="normal" fo:font-style="normal" fo:font-weight="normal" style:font-size-asian="10pt" style:font-size-complex="10pt"/>
    </style:style>
    <style:style style:name="P28" style:family="paragraph" style:parent-style-name="Heading_20_2">
      <style:text-properties fo:color="#3ac1ef" style:font-name="Liberation Mono" fo:font-size="10pt" style:font-size-asian="10pt" style:font-size-complex="10pt"/>
    </style:style>
    <style:style style:name="P29" style:family="paragraph" style:parent-style-name="Heading_20_2">
      <style:text-properties fo:color="#3ac1ef" style:font-name="Liberation Mono" fo:font-size="10pt" fo:font-weight="bold" style:font-name-asian="Noto Serif CJK SC" style:font-size-asian="10pt" style:font-weight-asian="bold" style:font-name-complex="Lohit Devanagari" style:font-size-complex="10pt" style:font-weight-complex="bold"/>
    </style:style>
    <style:style style:name="P30" style:family="paragraph" style:parent-style-name="Heading_20_2">
      <style:paragraph-properties fo:line-height="100%"/>
      <style:text-properties fo:color="#3ac1ef" style:font-name="Liberation Mono" fo:font-size="10pt" fo:font-weight="bold" style:font-name-asian="Noto Serif CJK SC" style:font-size-asian="10pt" style:font-weight-asian="bold" style:font-name-complex="Lohit Devanagari" style:font-size-complex="10pt" style:font-weight-complex="bold"/>
    </style:style>
    <style:style style:name="P31" style:family="paragraph" style:parent-style-name="Heading_20_2">
      <style:paragraph-properties fo:line-height="162%"/>
      <style:text-properties fo:color="#3ac1ef" style:font-name="Liberation Mono" fo:font-size="10pt" fo:font-weight="bold" style:font-name-asian="Noto Serif CJK SC" style:font-size-asian="10pt" style:font-weight-asian="bold" style:font-name-complex="Lohit Devanagari" style:font-size-complex="10pt" style:font-weight-complex="bold"/>
    </style:style>
    <style:style style:name="P32" style:family="paragraph" style:parent-style-name="Heading_20_2">
      <style:text-properties style:font-name="Liberation Mono"/>
    </style:style>
    <style:style style:name="T1" style:family="text">
      <style:text-properties style:font-name="AnjaliOldLipi" fo:font-size="8pt" style:font-size-asian="8pt" style:font-size-complex="8pt"/>
    </style:style>
    <style:style style:name="T2" style:family="text">
      <style:text-properties style:font-name="AnjaliOldLipi" fo:font-size="8pt" officeooo:rsid="002a1543" style:font-size-asian="8pt" style:font-size-complex="8pt"/>
    </style:style>
    <style:style style:name="T3" style:family="text">
      <style:text-properties style:font-name="AnjaliOldLipi" fo:font-size="8pt" officeooo:rsid="001ed9f4" style:font-size-asian="8pt" style:font-size-complex="8pt"/>
    </style:style>
    <style:style style:name="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111111" style:font-name="AnjaliOldLipi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111111" style:font-name="AnjaliOldLipi" fo:font-size="10pt" fo:letter-spacing="normal" fo:font-style="normal" fo:font-weight="normal" officeooo:rsid="0023c743" style:font-size-asian="10pt" style:font-size-complex="10pt"/>
    </style:style>
    <style:style style:name="T7" style:family="text">
      <style:text-properties fo:font-variant="normal" fo:text-transform="none" fo:color="#111111" style:font-name="AnjaliOldLipi" fo:font-size="10pt" fo:letter-spacing="normal" fo:font-style="normal" fo:font-weight="normal" officeooo:rsid="002500d5" style:font-size-asian="10pt" style:font-size-complex="10pt"/>
    </style:style>
    <style:style style:name="T8" style:family="text">
      <style:text-properties fo:font-variant="normal" fo:text-transform="none" fo:color="#111111" style:font-name="AnjaliOldLipi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111111" style:font-name="AnjaliOldLipi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" style:font-size-complex="10pt" style:font-style-complex="italic" style:font-weight-complex="bold" loext:padding="0in" loext:border="none"/>
    </style:style>
    <style:style style:name="T10" style:family="text">
      <style:text-properties fo:font-variant="normal" fo:text-transform="none" fo:color="#111111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111111" fo:font-size="10pt" fo:letter-spacing="normal" fo:font-style="normal" fo:font-weight="normal" officeooo:rsid="002500d5" style:font-size-asian="10pt" style:font-size-complex="10pt"/>
    </style:style>
    <style:style style:name="T12" style:family="text">
      <style:text-properties fo:font-variant="normal" fo:text-transform="none" fo:color="#111111" fo:font-size="10pt" fo:letter-spacing="normal" fo:font-style="normal" fo:font-weight="normal" officeooo:rsid="0023c743" style:font-size-asian="10pt" style:font-size-complex="10pt"/>
    </style:style>
    <style:style style:name="T13" style:family="text">
      <style:text-properties fo:font-variant="normal" fo:text-transform="none" fo:color="#111111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14" style:family="text">
      <style:text-properties fo:font-variant="normal" fo:text-transform="none" fo:color="#111111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" style:font-size-complex="10pt" style:font-style-complex="italic" style:font-weight-complex="bold" loext:padding="0in" loext:border="none"/>
    </style:style>
    <style:style style:name="T15" style:family="text">
      <style:text-properties fo:font-variant="normal" fo:text-transform="none" fo:color="#111111" style:font-name="Liberation Mono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111111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17" style:family="text">
      <style:text-properties fo:font-variant="normal" fo:text-transform="none" fo:color="#111111" style:font-name="Liberation Mono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" style:font-size-complex="10pt" style:font-style-complex="italic" style:font-weight-complex="bold" loext:padding="0in" loext:border="none"/>
    </style:style>
    <style:style style:name="T18" style:family="text">
      <style:text-properties fo:font-variant="normal" fo:text-transform="none" fo:color="#111111" style:font-name="Liberation Mono" fo:font-size="10pt" fo:letter-spacing="normal" style:font-size-asian="10pt" style:font-size-complex="10pt"/>
    </style:style>
    <style:style style:name="T19" style:family="text">
      <style:text-properties fo:font-variant="normal" fo:text-transform="none" fo:color="#4d4d4c" style:font-name="Menlo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4d4d4c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4d4d4c" style:font-name="Liberation Mono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3465a4" style:font-name="Menlo" fo:font-size="8pt" fo:letter-spacing="normal" fo:font-style="italic" fo:font-weight="normal" style:font-size-asian="8pt" style:font-style-asian="italic" style:font-size-complex="8pt" style:font-style-complex="italic" loext:padding="0in" loext:border="none"/>
    </style:style>
    <style:style style:name="T23" style:family="text">
      <style:text-properties fo:font-variant="normal" fo:text-transform="none" fo:color="#3465a4" style:font-name="Menlo" fo:font-size="8pt" fo:letter-spacing="normal" fo:font-style="italic" fo:font-weight="normal" officeooo:rsid="002aff03" style:font-size-asian="8pt" style:font-style-asian="italic" style:font-size-complex="8pt" style:font-style-complex="italic" loext:padding="0in" loext:border="none"/>
    </style:style>
    <style:style style:name="T24" style:family="text">
      <style:text-properties fo:font-variant="normal" fo:text-transform="none" fo:color="#3465a4" style:font-name="Menl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25" style:family="text">
      <style:text-properties fo:font-variant="normal" fo:text-transform="none" fo:color="#3465a4" style:font-name="Menlo" fo:font-size="8pt" fo:letter-spacing="normal" fo:font-style="italic" fo:font-weight="normal" officeooo:rsid="0023c743" fo:background-color="#fafafa" loext:char-shading-value="0" style:font-size-asian="8pt" style:font-style-asian="italic" style:font-size-complex="8pt" style:font-style-complex="italic" loext:padding="0in" loext:border="none"/>
    </style:style>
    <style:style style:name="T26" style:family="text">
      <style:text-properties fo:font-variant="normal" fo:text-transform="none" fo:color="#3465a4" style:font-name="Menlo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27" style:family="text">
      <style:text-properties fo:font-variant="normal" fo:text-transform="none" fo:color="#3465a4" style:font-name="Menlo" fo:font-size="8pt" fo:letter-spacing="normal" fo:font-style="italic" fo:font-weight="normal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28" style:family="text">
      <style:text-properties fo:font-variant="normal" fo:text-transform="none" fo:color="#3465a4" style:font-name="Menlo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29" style:family="text">
      <style:text-properties fo:font-variant="normal" fo:text-transform="none" fo:color="#3465a4" style:font-name="Menlo" fo:font-size="8pt" fo:letter-spacing="normal" fo:font-style="italic" fo:font-weight="bold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30" style:family="text">
      <style:text-properties fo:font-variant="normal" fo:text-transform="none" fo:color="#3465a4" style:font-name="Menlo" fo:letter-spacing="normal" fo:font-style="italic" fo:font-weight="normal" style:font-style-asian="italic" style:font-style-complex="italic" loext:padding="0in" loext:border="none"/>
    </style:style>
    <style:style style:name="T31" style:family="text">
      <style:text-properties fo:font-variant="normal" fo:text-transform="none" fo:color="#3465a4" style:font-name="Menlo" fo:letter-spacing="normal" fo:font-style="italic" fo:font-weight="normal" officeooo:rsid="002aff03" style:font-style-asian="italic" style:font-style-complex="italic" loext:padding="0in" loext:border="none"/>
    </style:style>
    <style:style style:name="T32" style:family="text">
      <style:text-properties fo:font-variant="normal" fo:text-transform="none" fo:color="#3465a4" style:font-name="Menlo" fo:font-size="9pt" fo:letter-spacing="normal" fo:font-style="italic" fo:font-weight="normal" style:font-size-asian="9pt" style:font-style-asian="italic" style:font-size-complex="9pt" style:font-style-complex="italic" loext:padding="0in" loext:border="none"/>
    </style:style>
    <style:style style:name="T33" style:family="text">
      <style:text-properties fo:font-variant="normal" fo:text-transform="none" fo:color="#3465a4" style:font-name="Menlo" fo:font-size="9pt" fo:letter-spacing="normal" fo:font-style="italic" fo:font-weight="normal" officeooo:rsid="002aff03" style:font-size-asian="9pt" style:font-style-asian="italic" style:font-size-complex="9pt" style:font-style-complex="italic" loext:padding="0in" loext:border="none"/>
    </style:style>
    <style:style style:name="T34" style:family="text">
      <style:text-properties fo:font-variant="normal" fo:text-transform="none" fo:color="#3465a4" style:font-name="AnjaliOldLipi" fo:font-size="10pt" fo:letter-spacing="normal" fo:font-style="italic" fo:font-weight="normal" officeooo:rsid="002500d5" style:font-size-asian="10pt" style:font-style-asian="italic" style:font-size-complex="10pt" style:font-style-complex="italic"/>
    </style:style>
    <style:style style:name="T35" style:family="text">
      <style:text-properties fo:font-variant="normal" fo:text-transform="none" fo:color="#3465a4" style:font-name="AnjaliOldLipi" fo:font-size="10pt" fo:letter-spacing="normal" fo:font-style="italic" fo:font-weight="normal" officeooo:rsid="0023c743" style:font-size-asian="10pt" style:font-style-asian="italic" style:font-size-complex="10pt" style:font-style-complex="italic"/>
    </style:style>
    <style:style style:name="T36" style:family="text">
      <style:text-properties fo:font-variant="normal" fo:text-transform="none" fo:color="#3465a4" fo:font-size="8pt" fo:letter-spacing="normal" fo:font-style="italic" fo:font-weight="normal" style:font-size-asian="8pt" style:font-style-asian="italic" style:font-size-complex="8pt" style:font-style-complex="italic" loext:padding="0in" loext:border="none"/>
    </style:style>
    <style:style style:name="T37" style:family="text">
      <style:text-properties fo:font-variant="normal" fo:text-transform="none" fo:color="#3465a4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38" style:family="text">
      <style:text-properties fo:font-variant="normal" fo:text-transform="none" fo:color="#3465a4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39" style:family="text">
      <style:text-properties fo:font-variant="normal" fo:text-transform="none" fo:color="#3465a4" fo:font-size="8pt" fo:letter-spacing="normal" fo:font-style="italic" fo:font-weight="normal" officeooo:rsid="0023c743" fo:background-color="#fafafa" loext:char-shading-value="0" style:font-size-asian="8pt" style:font-style-asian="italic" style:font-size-complex="8pt" style:font-style-complex="italic" loext:padding="0in" loext:border="none"/>
    </style:style>
    <style:style style:name="T40" style:family="text">
      <style:text-properties fo:font-variant="normal" fo:text-transform="none" fo:color="#3465a4" fo:font-size="8pt" fo:letter-spacing="normal" fo:font-style="italic" fo:font-weight="normal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41" style:family="text">
      <style:text-properties fo:font-variant="normal" fo:text-transform="none" fo:color="#3465a4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42" style:family="text">
      <style:text-properties fo:font-variant="normal" fo:text-transform="none" fo:color="#3465a4" fo:font-size="8pt" fo:letter-spacing="normal" fo:font-style="italic" fo:font-weight="bold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43" style:family="text">
      <style:text-properties fo:font-variant="normal" fo:text-transform="none" fo:color="#3465a4" style:font-name="Liberation Mono" fo:font-size="8pt" fo:letter-spacing="normal" fo:font-style="italic" fo:font-weight="normal" style:font-size-asian="8pt" style:font-style-asian="italic" style:font-size-complex="8pt" style:font-style-complex="italic" loext:padding="0in" loext:border="none"/>
    </style:style>
    <style:style style:name="T44" style:family="text">
      <style:text-properties fo:font-variant="normal" fo:text-transform="none" fo:color="#3465a4" style:font-name="Liberation Mon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45" style:family="text">
      <style:text-properties fo:font-variant="normal" fo:text-transform="none" fo:color="#3465a4" style:font-name="Liberation Mono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46" style:family="text">
      <style:text-properties fo:font-variant="normal" fo:text-transform="none" fo:color="#3465a4" style:font-name="Liberation Mono" fo:font-size="8pt" fo:letter-spacing="normal" fo:font-style="italic" fo:font-weight="normal" officeooo:rsid="0023c743" fo:background-color="#fafafa" loext:char-shading-value="0" style:font-size-asian="8pt" style:font-style-asian="italic" style:font-size-complex="8pt" style:font-style-complex="italic" loext:padding="0in" loext:border="none"/>
    </style:style>
    <style:style style:name="T47" style:family="text">
      <style:text-properties fo:font-variant="normal" fo:text-transform="none" fo:color="#3465a4" style:font-name="Liberation Mono" fo:font-size="8pt" fo:letter-spacing="normal" fo:font-style="italic" fo:font-weight="normal" officeooo:rsid="002c8631" fo:background-color="#fafafa" loext:char-shading-value="0" style:font-size-asian="8pt" style:font-style-asian="italic" style:font-size-complex="8pt" style:font-style-complex="italic" loext:padding="0in" loext:border="none"/>
    </style:style>
    <style:style style:name="T48" style:family="text">
      <style:text-properties fo:font-variant="normal" fo:text-transform="none" fo:color="#3465a4" style:font-name="Liberation Mono" fo:font-size="8pt" fo:letter-spacing="normal" fo:font-style="italic" fo:font-weight="normal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49" style:family="text">
      <style:text-properties fo:font-variant="normal" fo:text-transform="none" fo:color="#3465a4" style:font-name="Liberation Mono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50" style:family="text">
      <style:text-properties fo:font-variant="normal" fo:text-transform="none" fo:color="#3465a4" style:font-name="Liberation Mono" fo:font-size="8pt" fo:letter-spacing="normal" fo:font-style="italic" fo:font-weight="bold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51" style:family="text">
      <style:text-properties fo:font-variant="normal" fo:text-transform="none" fo:color="#3465a4" style:font-name="Liberation Mono" fo:letter-spacing="normal" fo:font-style="italic" fo:font-weight="normal" style:font-style-asian="italic" style:font-style-complex="italic" loext:padding="0in" loext:border="none"/>
    </style:style>
    <style:style style:name="T52" style:family="text">
      <style:text-properties fo:font-variant="normal" fo:text-transform="none" fo:color="#3465a4" style:font-name="Liberation Mono" fo:letter-spacing="normal" fo:font-style="italic" fo:font-weight="normal" officeooo:rsid="0023c743" fo:background-color="#fafafa" loext:char-shading-value="0" style:font-style-asian="italic" style:font-style-complex="italic" loext:padding="0in" loext:border="none"/>
    </style:style>
    <style:style style:name="T53" style:family="text">
      <style:text-properties fo:font-variant="normal" fo:text-transform="none" fo:color="#3465a4" style:font-name="Liberation Mono" fo:letter-spacing="normal" fo:font-style="italic" fo:font-weight="normal" officeooo:rsid="0023c743" fo:background-color="#fafafa" loext:char-shading-value="0" style:font-style-asian="italic" style:font-weight-asian="bold" style:font-style-complex="italic" style:font-weight-complex="bold" loext:padding="0in" loext:border="none"/>
    </style:style>
    <style:style style:name="T54" style:family="text">
      <style:text-properties fo:font-variant="normal" fo:text-transform="none" fo:color="#3465a4" style:font-name="Liberation Mono" fo:letter-spacing="normal" fo:font-style="italic" fo:font-weight="bold" officeooo:rsid="0023c743" fo:background-color="#fafafa" loext:char-shading-value="0" style:font-style-asian="italic" style:font-weight-asian="bold" style:font-style-complex="italic" style:font-weight-complex="bold" loext:padding="0in" loext:border="none"/>
    </style:style>
    <style:style style:name="T55" style:family="text">
      <style:text-properties fo:font-variant="normal" fo:text-transform="none" fo:color="#3465a4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56" style:family="text">
      <style:text-properties fo:font-variant="normal" fo:text-transform="none" fo:color="#3465a4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57" style:family="text">
      <style:text-properties fo:font-variant="normal" fo:text-transform="none" fo:color="#3465a4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size-complex="9pt" style:font-style-complex="normal" loext:padding="0in" loext:border="none"/>
    </style:style>
    <style:style style:name="T58" style:family="text">
      <style:text-properties fo:font-variant="normal" fo:text-transform="none" fo:color="#3465a4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59" style:family="text">
      <style:text-properties fo:font-variant="normal" fo:text-transform="none" fo:color="#3465a4" style:font-name="Liberation Mono" fo:font-size="9pt" fo:letter-spacing="normal" fo:font-style="normal" fo:font-weight="bold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60" style:family="text">
      <style:text-properties fo:font-variant="normal" fo:text-transform="none" fo:color="#3465a4" style:font-name="Liberation Mono" fo:font-size="9pt" fo:letter-spacing="normal" fo:font-style="italic" fo:font-weight="normal" officeooo:rsid="002aff03" style:font-size-asian="9pt" style:font-style-asian="italic" style:font-size-complex="9pt" style:font-style-complex="italic" loext:padding="0in" loext:border="none"/>
    </style:style>
    <style:style style:name="T61" style:family="text">
      <style:text-properties fo:font-variant="normal" fo:text-transform="none" fo:color="#3465a4" style:font-name="Liberation Mono" fo:font-size="9pt" fo:letter-spacing="normal" fo:font-style="italic" fo:font-weight="normal" style:font-size-asian="9pt" style:font-style-asian="italic" style:font-size-complex="9pt" style:font-style-complex="italic" loext:padding="0in" loext:border="none"/>
    </style:style>
    <style:style style:name="T62" style:family="text">
      <style:text-properties fo:font-variant="normal" fo:text-transform="none" fo:color="#3465a4" style:font-name="Liberation Mono" fo:font-size="9pt" fo:letter-spacing="normal" fo:font-style="italic" fo:font-weight="normal" officeooo:rsid="0023c743" fo:background-color="#fafafa" loext:char-shading-value="0" style:font-size-asian="9pt" style:font-style-asian="italic" style:font-size-complex="9pt" style:font-style-complex="italic" loext:padding="0in" loext:border="none"/>
    </style:style>
    <style:style style:name="T63" style:family="text">
      <style:text-properties fo:font-variant="normal" fo:text-transform="none" fo:color="#3465a4" style:font-name="Liberation Mono" fo:font-size="9pt" fo:letter-spacing="normal" fo:font-style="italic" fo:font-weight="normal" officeooo:rsid="0023c743" fo:background-color="#fafafa" loext:char-shading-value="0" style:font-size-asian="9pt" style:font-style-asian="italic" style:font-weight-asian="bold" style:font-size-complex="9pt" style:font-style-complex="italic" style:font-weight-complex="bold" loext:padding="0in" loext:border="none"/>
    </style:style>
    <style:style style:name="T64" style:family="text">
      <style:text-properties fo:font-variant="normal" fo:text-transform="none" fo:color="#3465a4" style:font-name="Liberation Mono" fo:font-size="9pt" fo:letter-spacing="normal" fo:font-style="italic" fo:font-weight="bold" officeooo:rsid="0023c743" fo:background-color="#fafafa" loext:char-shading-value="0" style:font-size-asian="9pt" style:font-style-asian="italic" style:font-weight-asian="bold" style:font-size-complex="9pt" style:font-style-complex="italic" style:font-weight-complex="bold" loext:padding="0in" loext:border="none"/>
    </style:style>
    <style:style style:name="T65" style:family="text">
      <style:text-properties fo:font-variant="normal" fo:text-transform="none" fo:color="#3465a4" style:font-name="Liberation Mono" fo:font-size="9pt" fo:letter-spacing="normal" fo:font-weight="normal" officeooo:rsid="002aff03" style:font-size-asian="9pt" style:font-size-complex="9pt" loext:padding="0in" loext:border="none"/>
    </style:style>
    <style:style style:name="T66" style:family="text">
      <style:text-properties fo:font-variant="normal" fo:text-transform="none" fo:color="#3465a4" style:font-name="Liberation Mono" fo:font-size="9pt" fo:letter-spacing="normal" fo:font-weight="normal" style:font-size-asian="9pt" style:font-size-complex="9pt" loext:padding="0in" loext:border="none"/>
    </style:style>
    <style:style style:name="T67" style:family="text">
      <style:text-properties fo:font-variant="normal" fo:text-transform="none" fo:color="#3465a4" style:font-name="Liberation Mono" fo:font-size="9pt" fo:letter-spacing="normal" fo:font-weight="normal" officeooo:rsid="0023c743" fo:background-color="#fafafa" loext:char-shading-value="0" style:font-size-asian="9pt" style:font-size-complex="9pt" loext:padding="0in" loext:border="none"/>
    </style:style>
    <style:style style:name="T68" style:family="text">
      <style:text-properties fo:font-variant="normal" fo:text-transform="none" fo:color="#3465a4" style:font-name="Liberation Mono" fo:font-size="9pt" fo:letter-spacing="normal" fo:font-weight="normal" officeooo:rsid="0023c743" fo:background-color="#fafafa" loext:char-shading-value="0" style:font-size-asian="9pt" style:font-weight-asian="bold" style:font-size-complex="9pt" style:font-weight-complex="bold" loext:padding="0in" loext:border="none"/>
    </style:style>
    <style:style style:name="T69" style:family="text">
      <style:text-properties fo:font-variant="normal" fo:text-transform="none" fo:color="#3465a4" style:font-name="Liberation Mono" fo:font-size="9pt" fo:letter-spacing="normal" fo:font-weight="bold" officeooo:rsid="0023c743" fo:background-color="#fafafa" loext:char-shading-value="0" style:font-size-asian="9pt" style:font-weight-asian="bold" style:font-size-complex="9pt" style:font-weight-complex="bold" loext:padding="0in" loext:border="none"/>
    </style:style>
    <style:style style:name="T70" style:family="text">
      <style:text-properties fo:font-variant="normal" fo:text-transform="none" fo:color="#3465a4" fo:font-size="9pt" fo:letter-spacing="normal" fo:font-style="italic" fo:font-weight="normal" officeooo:rsid="002aff03" style:font-size-asian="9pt" style:font-style-asian="italic" style:font-size-complex="9pt" style:font-style-complex="italic" loext:padding="0in" loext:border="none"/>
    </style:style>
    <style:style style:name="T71" style:family="text">
      <style:text-properties fo:font-variant="normal" fo:text-transform="none" fo:color="#3465a4" fo:font-size="9pt" fo:letter-spacing="normal" fo:font-style="italic" fo:font-weight="normal" style:font-size-asian="9pt" style:font-style-asian="italic" style:font-size-complex="9pt" style:font-style-complex="italic" loext:padding="0in" loext:border="none"/>
    </style:style>
    <style:style style:name="T72" style:family="text">
      <style:text-properties fo:font-variant="normal" fo:text-transform="none" fo:color="#3465a4" fo:font-size="9pt" fo:letter-spacing="normal" fo:font-style="italic" fo:font-weight="normal" officeooo:rsid="0023c743" fo:background-color="#fafafa" loext:char-shading-value="0" style:font-size-asian="9pt" style:font-style-asian="italic" style:font-size-complex="9pt" style:font-style-complex="italic" loext:padding="0in" loext:border="none"/>
    </style:style>
    <style:style style:name="T73" style:family="text">
      <style:text-properties fo:font-variant="normal" fo:text-transform="none" fo:color="#3465a4" fo:font-size="9pt" fo:letter-spacing="normal" fo:font-style="italic" fo:font-weight="normal" officeooo:rsid="0023c743" fo:background-color="#fafafa" loext:char-shading-value="0" style:font-size-asian="9pt" style:font-style-asian="italic" style:font-weight-asian="bold" style:font-size-complex="9pt" style:font-style-complex="italic" style:font-weight-complex="bold" loext:padding="0in" loext:border="none"/>
    </style:style>
    <style:style style:name="T74" style:family="text">
      <style:text-properties fo:font-variant="normal" fo:text-transform="none" fo:color="#3465a4" fo:font-size="9pt" fo:letter-spacing="normal" fo:font-style="italic" fo:font-weight="bold" officeooo:rsid="0023c743" fo:background-color="#fafafa" loext:char-shading-value="0" style:font-size-asian="9pt" style:font-style-asian="italic" style:font-weight-asian="bold" style:font-size-complex="9pt" style:font-style-complex="italic" style:font-weight-complex="bold" loext:padding="0in" loext:border="none"/>
    </style:style>
    <style:style style:name="T75" style:family="text">
      <style:text-properties fo:font-variant="normal" fo:text-transform="none" fo:color="#3465a4" fo:font-size="10pt" fo:letter-spacing="normal" fo:font-style="italic" fo:font-weight="normal" officeooo:rsid="0023c743" style:font-size-asian="10pt" style:font-style-asian="italic" style:font-size-complex="10pt" style:font-style-complex="italic"/>
    </style:style>
    <style:style style:name="T76" style:family="text">
      <style:text-properties fo:font-variant="normal" fo:text-transform="none" fo:color="#3465a4" fo:font-size="10pt" fo:letter-spacing="normal" fo:font-style="italic" fo:font-weight="normal" officeooo:rsid="002500d5" style:font-size-asian="10pt" style:font-style-asian="italic" style:font-size-complex="10pt" style:font-style-complex="italic"/>
    </style:style>
    <style:style style:name="T77" style:family="text">
      <style:text-properties fo:font-variant="normal" fo:text-transform="none" fo:color="#158466" style:font-name="Menl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78" style:family="text">
      <style:text-properties fo:font-variant="normal" fo:text-transform="none" fo:color="#158466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79" style:family="text">
      <style:text-properties fo:font-variant="normal" fo:text-transform="none" fo:color="#158466" style:font-name="Liberation Mon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80" style:family="text">
      <style:text-properties fo:font-variant="normal" fo:text-transform="none" fo:color="#158466" style:font-name="Liberation Mono" fo:font-size="8pt" fo:letter-spacing="normal" fo:font-style="italic" fo:font-weight="normal" officeooo:rsid="002c8631" fo:background-color="#fafafa" loext:char-shading-value="0" style:font-size-asian="8pt" style:font-style-asian="italic" style:font-size-complex="8pt" style:font-style-complex="italic" loext:padding="0in" loext:border="none"/>
    </style:style>
    <style:style style:name="T81" style:family="text">
      <style:text-properties fo:font-variant="normal" fo:text-transform="none" style:font-name="Menlo" fo:font-size="8pt" fo:letter-spacing="normal" fo:font-style="italic" fo:font-weight="normal" officeooo:rsid="002aff03" style:font-size-asian="8pt" style:font-style-asian="italic" style:font-size-complex="8pt" style:font-style-complex="italic" loext:padding="0in" loext:border="none"/>
    </style:style>
    <style:style style:name="T82" style:family="text">
      <style:text-properties fo:font-variant="normal" fo:text-transform="none" style:font-name="Menlo" fo:font-size="8pt" fo:letter-spacing="normal" fo:font-style="italic" fo:font-weight="normal" style:font-size-asian="8pt" style:font-style-asian="italic" style:font-size-complex="8pt" style:font-style-complex="italic" loext:padding="0in" loext:border="none"/>
    </style:style>
    <style:style style:name="T83" style:family="text">
      <style:text-properties fo:font-variant="normal" fo:text-transform="none" fo:color="#55308d" style:font-name="Menl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84" style:family="text">
      <style:text-properties fo:font-variant="normal" fo:text-transform="none" fo:color="#55308d" style:font-name="Menl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85" style:family="text">
      <style:text-properties fo:font-variant="normal" fo:text-transform="none" fo:color="#55308d" style:font-name="Menlo" fo:font-size="8pt" fo:letter-spacing="normal" fo:font-style="normal" fo:font-weight="normal" officeooo:rsid="002aff03" style:font-size-asian="8pt" style:font-style-asian="normal" style:font-size-complex="8pt" style:font-style-complex="normal" loext:padding="0in" loext:border="none"/>
    </style:style>
    <style:style style:name="T86" style:family="text">
      <style:text-properties fo:font-variant="normal" fo:text-transform="none" fo:color="#55308d" style:font-name="Menlo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87" style:family="text">
      <style:text-properties fo:font-variant="normal" fo:text-transform="none" fo:color="#55308d" style:font-name="Menlo" fo:font-size="8pt" fo:letter-spacing="normal" fo:font-style="italic" fo:font-weight="normal" officeooo:rsid="002aff03" style:font-size-asian="8pt" style:font-style-asian="italic" style:font-size-complex="8pt" style:font-style-complex="italic" loext:padding="0in" loext:border="none"/>
    </style:style>
    <style:style style:name="T88" style:family="text">
      <style:text-properties fo:font-variant="normal" fo:text-transform="none" fo:color="#55308d" style:font-name="Menlo" fo:font-size="8pt" fo:letter-spacing="normal" fo:font-style="italic" fo:font-weight="normal" style:font-size-asian="8pt" style:font-style-asian="italic" style:font-size-complex="8pt" style:font-style-complex="italic" loext:padding="0in" loext:border="none"/>
    </style:style>
    <style:style style:name="T89" style:family="text">
      <style:text-properties fo:font-variant="normal" fo:text-transform="none" fo:color="#55308d" style:font-name="Menlo" fo:font-size="8pt" fo:letter-spacing="normal" fo:font-weight="normal" officeooo:rsid="002aff03" style:font-size-asian="8pt" style:font-size-complex="8pt" loext:padding="0in" loext:border="none"/>
    </style:style>
    <style:style style:name="T90" style:family="text">
      <style:text-properties fo:font-variant="normal" fo:text-transform="none" fo:color="#55308d" style:font-name="Menlo" fo:font-size="8pt" fo:letter-spacing="normal" fo:font-weight="normal" style:font-size-asian="8pt" style:font-size-complex="8pt" loext:padding="0in" loext:border="none"/>
    </style:style>
    <style:style style:name="T91" style:family="text">
      <style:text-properties fo:font-variant="normal" fo:text-transform="none" fo:color="#55308d" style:font-name="Menlo" fo:letter-spacing="normal" fo:font-style="normal" fo:font-weight="normal" officeooo:rsid="002aff03" style:font-style-asian="normal" style:font-style-complex="normal" loext:padding="0in" loext:border="none"/>
    </style:style>
    <style:style style:name="T92" style:family="text">
      <style:text-properties fo:font-variant="normal" fo:text-transform="none" fo:color="#55308d" style:font-name="Menlo" fo:letter-spacing="normal" fo:font-style="normal" fo:font-weight="normal" style:font-style-asian="normal" style:font-style-complex="normal" loext:padding="0in" loext:border="none"/>
    </style:style>
    <style:style style:name="T93" style:family="text">
      <style:text-properties fo:font-variant="normal" fo:text-transform="none" fo:color="#55308d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94" style:family="text">
      <style:text-properties fo:font-variant="normal" fo:text-transform="none" fo:color="#55308d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95" style:family="text">
      <style:text-properties fo:font-variant="normal" fo:text-transform="none" fo:color="#55308d" fo:font-size="9pt" fo:letter-spacing="normal" fo:font-style="normal" fo:font-weight="normal" officeooo:rsid="002c8631" fo:background-color="#fafafa" loext:char-shading-value="0" style:font-size-asian="9pt" style:font-style-asian="normal" style:font-size-complex="9pt" style:font-style-complex="normal" loext:padding="0in" loext:border="none"/>
    </style:style>
    <style:style style:name="T96" style:family="text">
      <style:text-properties fo:font-variant="normal" fo:text-transform="none" fo:color="#55308d" fo:font-size="9pt" fo:letter-spacing="normal" fo:font-style="normal" fo:font-weight="normal" fo:background-color="#fafafa" loext:char-shading-value="0" style:font-size-asian="9pt" style:font-style-asian="normal" style:font-size-complex="9pt" style:font-style-complex="normal" loext:padding="0in" loext:border="none"/>
    </style:style>
    <style:style style:name="T97" style:family="text">
      <style:text-properties fo:font-variant="normal" fo:text-transform="none" fo:color="#55308d" fo:font-size="9pt" fo:letter-spacing="normal" fo:font-style="normal" fo:font-weight="normal" officeooo:rsid="0023c743" fo:background-color="#fafafa" loext:char-shading-value="0" style:font-size-asian="9pt" style:font-style-asian="normal" style:font-size-complex="9pt" style:font-style-complex="normal" loext:padding="0in" loext:border="none"/>
    </style:style>
    <style:style style:name="T98" style:family="text">
      <style:text-properties fo:font-variant="normal" fo:text-transform="none" fo:color="#55308d" fo:font-size="9pt" fo:letter-spacing="normal" fo:font-style="normal" fo:font-weight="bold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99" style:family="text">
      <style:text-properties fo:font-variant="normal" fo:text-transform="none" fo:color="#55308d" style:font-name="Liberation Mono" fo:font-size="9pt" fo:letter-spacing="normal" fo:font-style="normal" fo:font-weight="normal" officeooo:rsid="002a7d1c" style:font-size-asian="9pt" style:font-style-asian="normal" style:font-size-complex="9pt" style:font-style-complex="normal" loext:padding="0in" loext:border="none"/>
    </style:style>
    <style:style style:name="T100" style:family="text">
      <style:text-properties fo:font-variant="normal" fo:text-transform="none" fo:color="#55308d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01" style:family="text">
      <style:text-properties fo:font-variant="normal" fo:text-transform="none" fo:color="#55308d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102" style:family="text">
      <style:text-properties fo:font-variant="normal" fo:text-transform="none" fo:color="#55308d" style:font-name="Liberation Mono" fo:font-size="9pt" fo:letter-spacing="normal" fo:font-style="normal" fo:font-weight="normal" officeooo:rsid="002c8631" fo:background-color="#fafafa" loext:char-shading-value="0" style:font-size-asian="9pt" style:font-style-asian="normal" style:font-size-complex="9pt" style:font-style-complex="normal" loext:padding="0in" loext:border="none"/>
    </style:style>
    <style:style style:name="T103" style:family="text">
      <style:text-properties fo:font-variant="normal" fo:text-transform="none" fo:color="#55308d" style:font-name="Liberation Mono" fo:font-size="9pt" fo:letter-spacing="normal" fo:font-style="normal" fo:font-weight="normal" fo:background-color="#fafafa" loext:char-shading-value="0" style:font-size-asian="9pt" style:font-style-asian="normal" style:font-size-complex="9pt" style:font-style-complex="normal" loext:padding="0in" loext:border="none"/>
    </style:style>
    <style:style style:name="T104" style:family="text">
      <style:text-properties fo:font-variant="normal" fo:text-transform="none" fo:color="#55308d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size-complex="9pt" style:font-style-complex="normal" loext:padding="0in" loext:border="none"/>
    </style:style>
    <style:style style:name="T105" style:family="text">
      <style:text-properties fo:font-variant="normal" fo:text-transform="none" fo:color="#55308d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106" style:family="text">
      <style:text-properties fo:font-variant="normal" fo:text-transform="none" fo:color="#55308d" style:font-name="Liberation Mono" fo:font-size="9pt" fo:letter-spacing="normal" fo:font-style="normal" fo:font-weight="bold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107" style:family="text">
      <style:text-properties fo:font-variant="normal" fo:text-transform="none" fo:color="#55308d" style:font-name="Liberation Mono" fo:font-size="8pt" fo:letter-spacing="normal" fo:font-style="normal" fo:font-weight="normal" officeooo:rsid="002c8631" fo:background-color="#fafafa" loext:char-shading-value="0" style:font-size-asian="8pt" style:font-style-asian="normal" style:font-size-complex="8pt" style:font-style-complex="normal" loext:padding="0in" loext:border="none"/>
    </style:style>
    <style:style style:name="T108" style:family="text">
      <style:text-properties fo:font-variant="normal" fo:text-transform="none" fo:color="#55308d" style:font-name="Liberation Mono" fo:font-size="8pt" fo:letter-spacing="normal" fo:font-style="normal" fo:font-weight="normal" fo:background-color="#fafafa" loext:char-shading-value="0" style:font-size-asian="8pt" style:font-style-asian="normal" style:font-size-complex="8pt" style:font-style-complex="normal" loext:padding="0in" loext:border="none"/>
    </style:style>
    <style:style style:name="T109" style:family="text">
      <style:text-properties fo:font-variant="normal" fo:text-transform="none" fo:color="#55308d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size-complex="8pt" style:font-style-complex="normal" loext:padding="0in" loext:border="none"/>
    </style:style>
    <style:style style:name="T110" style:family="text">
      <style:text-properties fo:font-variant="normal" fo:text-transform="none" fo:color="#55308d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11" style:family="text">
      <style:text-properties fo:font-variant="normal" fo:text-transform="none" fo:color="#55308d" style:font-name="Liberation Mono" fo:font-size="8pt" fo:letter-spacing="normal" fo:font-style="normal" fo:font-weight="bold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12" style:family="text">
      <style:text-properties fo:font-variant="normal" fo:text-transform="none" fo:color="#55308d" style:font-name="Liberation Mono" fo:font-size="8pt" fo:letter-spacing="normal" fo:font-style="italic" fo:font-weight="normal" officeooo:rsid="002c8631" fo:background-color="#fafafa" loext:char-shading-value="0" style:font-size-asian="8pt" style:font-style-asian="italic" style:font-size-complex="8pt" style:font-style-complex="italic" loext:padding="0in" loext:border="none"/>
    </style:style>
    <style:style style:name="T113" style:family="text">
      <style:text-properties fo:font-variant="normal" fo:text-transform="none" fo:color="#55308d" style:font-name="Liberation Mon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114" style:family="text">
      <style:text-properties fo:font-variant="normal" fo:text-transform="none" fo:color="#55308d" style:font-name="Liberation Mono" fo:font-size="8pt" fo:letter-spacing="normal" fo:font-style="italic" fo:font-weight="normal" officeooo:rsid="0023c743" fo:background-color="#fafafa" loext:char-shading-value="0" style:font-size-asian="8pt" style:font-style-asian="italic" style:font-size-complex="8pt" style:font-style-complex="italic" loext:padding="0in" loext:border="none"/>
    </style:style>
    <style:style style:name="T115" style:family="text">
      <style:text-properties fo:font-variant="normal" fo:text-transform="none" fo:color="#55308d" style:font-name="Liberation Mono" fo:font-size="8pt" fo:letter-spacing="normal" fo:font-style="italic" fo:font-weight="bold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116" style:family="text">
      <style:text-properties fo:font-variant="normal" fo:text-transform="none" fo:color="#55308d" style:font-name="Liberation Mono" fo:font-size="8pt" fo:letter-spacing="normal" fo:font-weight="normal" officeooo:rsid="002c8631" fo:background-color="#fafafa" loext:char-shading-value="0" style:font-size-asian="8pt" style:font-size-complex="8pt" loext:padding="0in" loext:border="none"/>
    </style:style>
    <style:style style:name="T117" style:family="text">
      <style:text-properties fo:font-variant="normal" fo:text-transform="none" fo:color="#55308d" style:font-name="Liberation Mono" fo:font-size="8pt" fo:letter-spacing="normal" fo:font-weight="normal" fo:background-color="#fafafa" loext:char-shading-value="0" style:font-size-asian="8pt" style:font-size-complex="8pt" loext:padding="0in" loext:border="none"/>
    </style:style>
    <style:style style:name="T118" style:family="text">
      <style:text-properties fo:font-variant="normal" fo:text-transform="none" fo:color="#55308d" style:font-name="Liberation Mono" fo:font-size="8pt" fo:letter-spacing="normal" fo:font-weight="normal" officeooo:rsid="0023c743" fo:background-color="#fafafa" loext:char-shading-value="0" style:font-size-asian="8pt" style:font-size-complex="8pt" loext:padding="0in" loext:border="none"/>
    </style:style>
    <style:style style:name="T119" style:family="text">
      <style:text-properties fo:font-variant="normal" fo:text-transform="none" fo:color="#55308d" style:font-name="Liberation Mono" fo:font-size="8pt" fo:letter-spacing="normal" fo:font-weight="bold" officeooo:rsid="0023c743" fo:background-color="#fafafa" loext:char-shading-value="0" style:font-size-asian="8pt" style:font-weight-asian="bold" style:font-size-complex="8pt" style:font-weight-complex="bold" loext:padding="0in" loext:border="none"/>
    </style:style>
    <style:style style:name="T120" style:family="text">
      <style:text-properties fo:font-variant="normal" fo:text-transform="none" fo:color="#55308d" style:font-name="Liberation Mono" fo:letter-spacing="normal" fo:font-style="normal" fo:font-weight="normal" officeooo:rsid="002c8631" fo:background-color="#fafafa" loext:char-shading-value="0" style:font-style-asian="normal" style:font-style-complex="normal" loext:padding="0in" loext:border="none"/>
    </style:style>
    <style:style style:name="T121" style:family="text">
      <style:text-properties fo:font-variant="normal" fo:text-transform="none" fo:color="#55308d" style:font-name="Liberation Mono" fo:letter-spacing="normal" fo:font-style="normal" fo:font-weight="normal" fo:background-color="#fafafa" loext:char-shading-value="0" style:font-style-asian="normal" style:font-style-complex="normal" loext:padding="0in" loext:border="none"/>
    </style:style>
    <style:style style:name="T122" style:family="text">
      <style:text-properties fo:font-variant="normal" fo:text-transform="none" fo:color="#55308d" style:font-name="Liberation Mono" fo:letter-spacing="normal" fo:font-style="normal" fo:font-weight="normal" officeooo:rsid="0023c743" fo:background-color="#fafafa" loext:char-shading-value="0" style:font-style-asian="normal" style:font-style-complex="normal" loext:padding="0in" loext:border="none"/>
    </style:style>
    <style:style style:name="T123" style:family="text">
      <style:text-properties fo:font-variant="normal" fo:text-transform="none" fo:color="#55308d" style:font-name="Liberation Mono" fo:letter-spacing="normal" fo:font-style="normal" fo:font-weight="normal" officeooo:rsid="0023c743" fo:background-color="#fafafa" loext:char-shading-value="0" style:font-style-asian="normal" style:font-weight-asian="bold" style:font-style-complex="normal" style:font-weight-complex="bold" loext:padding="0in" loext:border="none"/>
    </style:style>
    <style:style style:name="T124" style:family="text">
      <style:text-properties fo:font-variant="normal" fo:text-transform="none" fo:color="#55308d" style:font-name="Liberation Mono" fo:letter-spacing="normal" fo:font-style="normal" fo:font-weight="bold" officeooo:rsid="0023c743" fo:background-color="#fafafa" loext:char-shading-value="0" style:font-style-asian="normal" style:font-weight-asian="bold" style:font-style-complex="normal" style:font-weight-complex="bold" loext:padding="0in" loext:border="none"/>
    </style:style>
    <style:style style:name="T125" style:family="text">
      <style:text-properties fo:font-variant="normal" fo:text-transform="none" fo:color="#55308d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126" style:family="text">
      <style:text-properties fo:font-variant="normal" fo:text-transform="none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127" style:family="text">
      <style:text-properties fo:font-variant="normal" fo:text-transform="none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28" style:family="text">
      <style:text-properties fo:font-variant="normal" fo:text-transform="none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size-complex="9pt" style:font-style-complex="normal" loext:padding="0in" loext:border="none"/>
    </style:style>
    <style:style style:name="T129" style:family="text">
      <style:text-properties fo:font-variant="normal" fo:text-transform="none" style:font-name="Liberation Mono" fo:font-size="9pt" fo:letter-spacing="normal" fo:font-style="normal" fo:font-weight="normal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130" style:family="text">
      <style:text-properties fo:font-variant="normal" fo:text-transform="none" style:font-name="Liberation Mono" fo:font-size="9pt" fo:letter-spacing="normal" fo:font-style="normal" fo:font-weight="bold" officeooo:rsid="0023c743" fo:background-color="#fafafa" loext:char-shading-value="0" style:font-size-asian="9pt" style:font-style-asian="normal" style:font-weight-asian="bold" style:font-size-complex="9pt" style:font-style-complex="normal" style:font-weight-complex="bold" loext:padding="0in" loext:border="none"/>
    </style:style>
    <style:style style:name="T131" style:family="text">
      <style:text-properties fo:font-variant="normal" fo:text-transform="none" style:font-name="Liberation Mono" fo:font-size="8pt" fo:letter-spacing="normal" fo:font-style="italic" fo:font-weight="normal" officeooo:rsid="002c8631" fo:background-color="#fafafa" loext:char-shading-value="0" style:font-size-asian="8pt" style:font-style-asian="italic" style:font-size-complex="8pt" style:font-style-complex="italic" loext:padding="0in" loext:border="none"/>
    </style:style>
    <style:style style:name="T132" style:family="text">
      <style:text-properties fo:font-variant="normal" fo:text-transform="none" style:font-name="Liberation Mono" fo:font-size="8pt" fo:letter-spacing="normal" fo:font-style="italic" fo:font-weight="normal" fo:background-color="#fafafa" loext:char-shading-value="0" style:font-size-asian="8pt" style:font-style-asian="italic" style:font-size-complex="8pt" style:font-style-complex="italic" loext:padding="0in" loext:border="none"/>
    </style:style>
    <style:style style:name="T133" style:family="text">
      <style:text-properties fo:font-variant="normal" fo:text-transform="none" style:font-name="Liberation Mono" fo:font-size="8pt" fo:letter-spacing="normal" fo:font-style="italic" fo:font-weight="normal" officeooo:rsid="0023c743" fo:background-color="#fafafa" loext:char-shading-value="0" style:font-size-asian="8pt" style:font-style-asian="italic" style:font-size-complex="8pt" style:font-style-complex="italic" loext:padding="0in" loext:border="none"/>
    </style:style>
    <style:style style:name="T134" style:family="text">
      <style:text-properties fo:font-variant="normal" fo:text-transform="none" style:font-name="Liberation Mono" fo:font-size="8pt" fo:letter-spacing="normal" fo:font-style="italic" fo:font-weight="bold" officeooo:rsid="0023c743" fo:background-color="#fafafa" loext:char-shading-value="0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T135" style:family="text">
      <style:text-properties fo:color="#111111" style:font-name="Liberation Mono" fo:font-size="10pt" fo:letter-spacing="normal" fo:font-style="italic" fo:font-weight="normal" style:font-size-asian="10pt" style:font-size-complex="10pt"/>
    </style:style>
    <style:style style:name="T136" style:family="text">
      <style:text-properties fo:color="#111111" style:font-name="Liberation Mono" fo:font-size="10pt" fo:letter-spacing="normal" style:font-size-asian="10pt" style:font-size-complex="10pt"/>
    </style:style>
    <style:style style:name="T137" style:family="text">
      <style:text-properties fo:color="#3ac1ef" style:font-name="AnjaliOldLipi" fo:font-size="10pt" fo:font-weight="bold" style:font-name-asian="Noto Serif CJK SC" style:font-size-asian="10pt" style:font-weight-asian="bold" style:font-name-complex="Lohit Devanagari" style:font-size-complex="10pt" style:font-weight-complex="bold"/>
    </style:style>
    <style:style style:name="T138" style:family="text">
      <style:text-properties fo:color="#3ac1ef" style:font-name="AnjaliOldLipi" fo:font-size="10pt" fo:font-weight="bold" officeooo:rsid="0026f4f5" style:font-name-asian="Noto Serif CJK SC" style:font-size-asian="10pt" style:font-weight-asian="bold" style:font-name-complex="Lohit Devanagari" style:font-size-complex="10pt" style:font-weight-complex="bold"/>
    </style:style>
    <style:style style:name="T139" style:family="text">
      <style:text-properties fo:color="#3ac1ef" fo:font-size="10pt" fo:font-weight="bold" style:font-name-asian="Noto Serif CJK SC" style:font-size-asian="10pt" style:font-weight-asian="bold" style:font-name-complex="Lohit Devanagari" style:font-size-complex="10pt" style:font-weight-complex="bold"/>
    </style:style>
    <style:style style:name="T140" style:family="text">
      <style:text-properties fo:color="#3ac1ef" fo:font-size="10pt" fo:font-weight="bold" officeooo:rsid="0026f4f5" style:font-name-asian="Noto Serif CJK SC" style:font-size-asian="10pt" style:font-weight-asian="bold" style:font-name-complex="Lohit Devanagari" style:font-size-complex="10pt" style:font-weight-complex="bold"/>
    </style:style>
    <style:style style:name="T141" style:family="text">
      <style:text-properties fo:color="#2a6099" fo:font-style="italic" style:font-style-asian="italic" style:font-style-complex="italic"/>
    </style:style>
    <style:style style:name="T142" style:family="text">
      <style:text-properties fo:color="#000000" style:font-style-asian="normal" style:font-style-complex="normal"/>
    </style:style>
    <style:style style:name="T143" style:family="text">
      <style:text-properties fo:color="#3465a4" fo:font-style="italic" style:font-style-asian="italic" style:font-style-complex="italic"/>
    </style:style>
    <style:style style:name="T144" style:family="text">
      <style:text-properties fo:color="#3465a4" style:font-name="Liberation Mono" fo:font-style="italic" style:font-style-asian="italic" style:font-style-complex="italic"/>
    </style:style>
    <style:style style:name="T145" style:family="text">
      <style:text-properties officeooo:rsid="001f6b5e"/>
    </style:style>
    <style:style style:name="T146" style:family="text">
      <style:text-properties officeooo:rsid="0026f4f5"/>
    </style:style>
    <style:style style:name="T147" style:family="text">
      <style:text-properties fo:font-size="10pt" officeooo:rsid="0027b776" style:font-size-asian="10pt" style:font-size-complex="10pt"/>
    </style:style>
    <style:style style:name="T148" style:family="text">
      <style:text-properties fo:font-size="16pt" style:font-size-asian="16pt" style:font-size-complex="16pt"/>
    </style:style>
    <style:style style:name="T149" style:family="text">
      <style:text-properties fo:font-size="16pt" officeooo:rsid="001587a9" style:font-size-asian="16pt" style:font-size-complex="16pt"/>
    </style:style>
    <style:style style:name="T150" style:family="text">
      <style:text-properties fo:font-size="16pt" officeooo:rsid="0027b776" style:font-size-asian="16pt" style:font-size-complex="16pt"/>
    </style:style>
    <style:style style:name="T151" style:family="text">
      <style:text-properties style:font-name="Liberation Mono"/>
    </style:style>
    <style:style style:name="T152" style:family="text">
      <style:text-properties style:font-name="Liberation Mono" officeooo:rsid="0026f4f5"/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16_1778836131"/><text:span text:style-name="T149">Р</text:span><text:span text:style-name="T148">абот</text:span><text:span text:style-name="T149">а</text:span><text:span text:style-name="T148"> в командной оболочке Bash </text:span><text:span text:style-name="T150">(</text:span><text:span text:style-name="T147">ver. </text:span><text:span text:style-name="T147"><text:date style:data-style-name="N80" text:date-value="2022-08-11T19:14:40.436623748" text:fixed="true">11. Aug. 2022</text:date></text:span><text:span text:style-name="T147"><text:s/></text:span><text:span text:style-name="T147"><text:time style:data-style-name="N40" text:time-value="2022-08-11T19:14:46.547192721" text:fixed="true">19:14</text:time></text:span><text:span text:style-name="T150">)</text:span><text:bookmark-end text:name="__RefHeading___Toc716_177883613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716_1778836131" text:style-name="Index_20_Link" text:visited-style-name="Index_20_Link">Работа в командной оболочке Bash (ver. 11. Aug. 2022 19:14)<text:tab/>1</text:a></text:p>
          <text:p text:style-name="P9"><text:a xlink:type="simple" xlink:href="#__RefHeading___Toc718_1778836131" text:style-name="Index_20_Link" text:visited-style-name="Index_20_Link">1. Используйте Control + L для очистки экрана и Control + D для выхода<text:tab/>1</text:a></text:p>
          <text:p text:style-name="P9"><text:a xlink:type="simple" xlink:href="#__RefHeading___Toc720_1778836131" text:style-name="Index_20_Link" text:visited-style-name="Index_20_Link">2. Используйте nohup для порождения процессов, не завершающихся с сеансом терминала<text:tab/>1</text:a></text:p>
          <text:p text:style-name="P9"><text:a xlink:type="simple" xlink:href="#__RefHeading___Toc722_1778836131" text:style-name="Index_20_Link" text:visited-style-name="Index_20_Link">3. Используйте для завершения процессов pkill<text:tab/>1</text:a></text:p>
          <text:p text:style-name="P9"><text:a xlink:type="simple" xlink:href="#__RefHeading___Toc724_1778836131" text:style-name="Index_20_Link" text:visited-style-name="Index_20_Link">4. Добавляйте команду time, чтобы узнать скорость выполнения программы<text:tab/>2</text:a></text:p>
          <text:p text:style-name="P9"><text:a xlink:type="simple" xlink:href="#__RefHeading___Toc726_1778836131" text:style-name="Index_20_Link" text:visited-style-name="Index_20_Link">5. Просматривайте имя дистрибутива Linux с помощью cat /etc/*rel*<text:tab/>2</text:a></text:p>
          <text:p text:style-name="P9"><text:a xlink:type="simple" xlink:href="#__RefHeading___Toc728_1778836131" text:style-name="Index_20_Link" text:visited-style-name="Index_20_Link">6. Для поиска и замены в текстовых файлах используйте sed<text:tab/>2</text:a></text:p>
          <text:p text:style-name="P9"><text:a xlink:type="simple" xlink:href="#__RefHeading___Toc730_1778836131" text:style-name="Index_20_Link" text:visited-style-name="Index_20_Link">7. Просматривайте публичный IP компьютера с помощью curl<text:tab/>2</text:a></text:p>
          <text:p text:style-name="P9"><text:a xlink:type="simple" xlink:href="#__RefHeading___Toc732_1778836131" text:style-name="Index_20_Link" text:visited-style-name="Index_20_Link">8. Используйте для обратного поиска Ctrl + R (⌘ + R)<text:tab/>3</text:a></text:p>
          <text:p text:style-name="P9"><text:a xlink:type="simple" xlink:href="#__RefHeading___Toc734_1778836131" text:style-name="Index_20_Link" text:visited-style-name="Index_20_Link">9. Применяйте оболочку для математических операций<text:tab/>3</text:a></text:p>
          <text:p text:style-name="P9"><text:a xlink:type="simple" xlink:href="#__RefHeading___Toc736_1778836131" text:style-name="Index_20_Link" text:visited-style-name="Index_20_Link">10. Используйте раскрытие скобок для создания множества файлов<text:tab/>3</text:a></text:p>
          <text:p text:style-name="P9"><text:a xlink:type="simple" xlink:href="#__RefHeading___Toc800_1778836131" text:style-name="Index_20_Link" text:visited-style-name="Index_20_Link">11. Поиск<text:tab/>4</text:a></text:p>
          <text:p text:style-name="P9"><text:a xlink:type="simple" xlink:href="#__RefHeading___Toc853_1778836131" text:style-name="Index_20_Link" text:visited-style-name="Index_20_Link">12. Команды !! !$ cd -<text:tab/>4</text:a></text:p>
        </text:index-body>
      </text:table-of-content>
      <text:h text:style-name="P28" text:outline-level="2"><text:bookmark-start text:name="__RefHeading___Toc718_1778836131"/>1. Используйте Control + L для очистки экрана и Control + D для выхода<text:bookmark-end text:name="__RefHeading___Toc718_1778836131"/></text:h>
      <text:p text:style-name="Text_20_body"><text:span text:style-name="T15">Для очистки экрана терминала мы вводим в командной строке </text:span><text:span text:style-name="Source_20_Text"><text:span text:style-name="T16">clear</text:span></text:span><text:span text:style-name="T15">. Для выхода вводим </text:span><text:span text:style-name="Source_20_Text"><text:span text:style-name="T16">exit</text:span></text:span><text:span text:style-name="T15">. Удобнее же очищать экран нажатием </text:span><text:span text:style-name="T135">Ctrl + l</text:span><text:span text:style-name="T18"> </text:span><text:span text:style-name="T15">( </text:span><text:span text:style-name="T136">⌘ </text:span><text:span text:style-name="T135">+ l</text:span><text:span text:style-name="T18"> </text:span><text:span text:style-name="T15">), а закрывать терминал сочетанием </text:span><text:span text:style-name="T135">Ctrl + d</text:span><text:span text:style-name="T18"> </text:span><text:span text:style-name="T15">(</text:span><text:span text:style-name="T136">⌘ </text:span><text:span text:style-name="T135">+ d</text:span><text:span text:style-name="T15">).</text:span></text:p>
      <text:h text:style-name="P30" text:outline-level="2"><text:bookmark-start text:name="__RefHeading___Toc720_1778836131"/>2. Используйте nohup для порождения процессов, не завершающихся с сеансом терминала<text:bookmark-end text:name="__RefHeading___Toc720_1778836131"/></text:h>
      <text:p text:style-name="P13">Загруженные в память программы называются процессами. Иногда я запускаю Firefox из командной строки:</text:p>
      <text:p text:style-name="P2"><text:span text:style-name="Source_20_Text"><text:span text:style-name="T99">$ </text:span></text:span><text:span text:style-name="Source_20_Text"><text:span text:style-name="T100">firefox https://freecodecamp.org</text:span></text:span></text:p>
      <text:p text:style-name="P3"><text:span text:style-name="T15">Но в таком случае при выходе из терминала браузер вылетает. Избежать этого помогает команда </text:span><text:span text:style-name="Source_20_Text"><text:span text:style-name="T16">nohup</text:span></text:span><text:span text:style-name="T15"> (no hang up):</text:span></text:p>
      <text:p text:style-name="P25"><text:span text:style-name="Source_20_Text"><text:span text:style-name="T101">$ </text:span></text:span><text:span text:style-name="Source_20_Text"><text:span text:style-name="T100">nohup firefox https://freecodecamp.org</text:span></text:span></text:p>
      <text:p text:style-name="P3"><text:span text:style-name="T15">Теперь при закрытии терминала Firefox не вылетает, но вылетает моя вкладка. Лечится это запуском Firefox в качестве фонового процесса с помощью флага </text:span><text:span text:style-name="Source_20_Text"><text:span text:style-name="T16">&amp;</text:span></text:span><text:span text:style-name="T15">:</text:span></text:p>
      <text:p text:style-name="P25"><text:span text:style-name="Source_20_Text"><text:span text:style-name="T101">$ </text:span></text:span><text:span text:style-name="Source_20_Text"><text:span text:style-name="T100">nohup firefox https://freecodecamp.org &amp;</text:span></text:span></text:p>
      <text:p text:style-name="P13">Теперь при выходе из терминала вкладки не страдают.</text:p>
      <text:h text:style-name="P31" text:outline-level="2"><text:bookmark-start text:name="__RefHeading___Toc722_1778836131"/>3. Используйте для завершения процессов pkill<text:bookmark-end text:name="__RefHeading___Toc722_1778836131"/></text:h>
      <text:p text:style-name="P3"><text:span text:style-name="T15">С помощью команды </text:span><text:span text:style-name="Source_20_Text"><text:span text:style-name="T125">killall</text:span></text:span><text:span text:style-name="T15"> можно завершать процесс по его имени:</text:span></text:p>
      <text:p text:style-name="P25"><text:span text:style-name="Source_20_Text"><text:span text:style-name="T101">$ </text:span></text:span><text:span text:style-name="Source_20_Text"><text:span text:style-name="T100">killall firefox</text:span></text:span></text:p>
      <text:p text:style-name="P3"><text:span text:style-name="T15">Но удобнее использовать для этого </text:span><text:span text:style-name="Source_20_Text"><text:span text:style-name="T125">pkill</text:span></text:span><text:span text:style-name="T15">, которая позволяет вводить лишь часть имени:</text:span></text:p>
      <text:p text:style-name="P25"><text:span text:style-name="Source_20_Text"><text:span text:style-name="T101">$ </text:span></text:span><text:span text:style-name="Source_20_Text"><text:span text:style-name="T100">pkill fire*</text:span></text:span></text:p>
      <text:h text:style-name="P31" text:outline-level="2"><text:bookmark-start text:name="__RefHeading___Toc724_1778836131"/>4. Добавляйте команду time, чтобы узнать скорость выполнения программы<text:bookmark-end text:name="__RefHeading___Toc724_1778836131"/></text:h>
      <text:p text:style-name="P3"><text:span text:style-name="T15">Хотите узнать, как долго выполняется некая программа в оболочке? Просто добавьте в начале команды запуска </text:span><text:span text:style-name="Source_20_Text"><text:span text:style-name="T16">time</text:span></text:span><text:span text:style-name="T15">:</text:span></text:p>
      <text:p text:style-name="P25"><text:soft-page-break/><text:span text:style-name="Source_20_Text"><text:span text:style-name="T101">$ </text:span></text:span><text:span text:style-name="Source_20_Text"><text:span text:style-name="T100">time gcc -g *.c</text:span></text:span></text:p>
      <text:h text:style-name="P31" text:outline-level="2"><text:bookmark-start text:name="__RefHeading___Toc726_1778836131"/>5. Просматривайте имя дистрибутива Linux с помощью cat /etc/*rel*<text:bookmark-end text:name="__RefHeading___Toc726_1778836131"/></text:h>
      <text:p text:style-name="P3"><text:span text:style-name="T15">Выполнение </text:span><text:span text:style-name="Source_20_Text"><text:span text:style-name="T16">uname -a</text:span></text:span><text:span text:style-name="T15"> выводит информацию о системе. Хотите перепроверить, в каком дистрибутиве работаете? Просто наберите в оболочке </text:span><text:span text:style-name="Source_20_Text"><text:span text:style-name="T16">cat /etc/*rel*</text:span></text:span><text:span text:style-name="T15"> и нажмите «Ввод».</text:span></text:p>
      <text:h text:style-name="P31" text:outline-level="2"><text:bookmark-start text:name="__RefHeading___Toc728_1778836131"/>6. Для поиска и замены в текстовых файлах используйте sed<text:bookmark-end text:name="__RefHeading___Toc728_1778836131"/></text:h>
      <text:p text:style-name="P3"><text:span text:style-name="T15">Нужно заменить множественные вхождения слова в текстовом файле? Используйте команду </text:span><text:span text:style-name="Source_20_Text"><text:span text:style-name="T16">sed</text:span></text:span><text:span text:style-name="T15">:</text:span></text:p>
      <text:p text:style-name="P25"><text:span text:style-name="Source_20_Text"><text:span text:style-name="T101">$ </text:span></text:span><text:span text:style-name="Source_20_Text"><text:span text:style-name="T100">sed s'/apples/oranges/g' myfile.txt</text:span></text:span></text:p>
      <text:p text:style-name="P3"><text:span text:style-name="T15">В этом случае все вхождения слова </text:span><text:span text:style-name="Source_20_Text"><text:span text:style-name="T16">apples</text:span></text:span><text:span text:style-name="T15"> будут заменены на </text:span><text:span text:style-name="Source_20_Text"><text:span text:style-name="T16">oranges</text:span></text:span><text:span text:style-name="T15">. Если нужно заменить лишь первое вхождение в каждой строке, просто уберите суффикс </text:span><text:span text:style-name="Source_20_Text"><text:span text:style-name="T16">g</text:span></text:span><text:span text:style-name="T15"> в конце команды:</text:span></text:p>
      <text:p text:style-name="P25"><text:span text:style-name="Source_20_Text"><text:span text:style-name="T101">$ </text:span></text:span><text:span text:style-name="Source_20_Text"><text:span text:style-name="T100">sed 's/apples/oranges/' myfile.txt</text:span></text:span></text:p>
      <text:p text:style-name="P3"><text:span text:style-name="T15">Символ </text:span><text:span text:style-name="Source_20_Text"><text:span text:style-name="T16">g</text:span></text:span><text:span text:style-name="T15"> означает «глобально». В качестве разделителя здесь выступает прямой слэш, хотя по факту можно использовать любой другой символ, например, нижнее подчёркивание:</text:span></text:p>
      <text:p text:style-name="P25"><text:span text:style-name="Source_20_Text"><text:span text:style-name="T101">$ </text:span></text:span><text:span text:style-name="Source_20_Text"><text:span text:style-name="T100">sed 's_apples_oranges_g' myfile.txt</text:span></text:span></text:p>
      <text:p text:style-name="P3"><text:span text:style-name="T15">Простое использование </text:span><text:span text:style-name="Source_20_Text"><text:span text:style-name="T16">sed</text:span></text:span><text:span text:style-name="T15"> производит замену только при выводе, оставляя исходный файл незатронутым. Для изменения самого файла используйте флаг </text:span><text:span text:style-name="Source_20_Text"><text:span text:style-name="T16">-i</text:span></text:span><text:span text:style-name="T15">:</text:span></text:p>
      <text:p text:style-name="P25"><text:span text:style-name="Source_20_Text"><text:span text:style-name="T101">$ </text:span></text:span><text:span text:style-name="Source_20_Text"><text:span text:style-name="T100">sed -i 's_apples_oranges_g' myfile.txt</text:span></text:span></text:p>
      <text:h text:style-name="P31" text:outline-level="2"><text:bookmark-start text:name="__RefHeading___Toc730_1778836131"/>7. Просматривайте публичный IP компьютера с помощью curl<text:bookmark-end text:name="__RefHeading___Toc730_1778836131"/></text:h>
      <text:p text:style-name="P3"><text:span text:style-name="T15">Существует два типа IP-адресов: закрытые и публичные. Закрытый IP присваивается системой, и его можно уточнить с помощью команды </text:span><text:span text:style-name="Source_20_Text"><text:span text:style-name="T16">ifconfig</text:span></text:span><text:span text:style-name="T15">. Если же вы хотите узнать публичный IP вашего ПК, который провайдер присваивает вашему интерфейсу, то при подключённом интернете просто выполните в командной строке:</text:span></text:p>
      <text:p text:style-name="P25"><text:span text:style-name="Source_20_Text"><text:span text:style-name="T101">$ </text:span></text:span><text:span text:style-name="Source_20_Text"><text:span text:style-name="T100">curl ifconfig.me ; echo</text:span></text:span></text:p>
      <text:p text:style-name="P13">или</text:p>
      <text:p text:style-name="P25"><text:span text:style-name="Source_20_Text"><text:span text:style-name="T101">$ </text:span></text:span><text:span text:style-name="Source_20_Text"><text:span text:style-name="T100">curl ifconfig.co ; echo</text:span></text:span></text:p>
      <text:h text:style-name="P31" text:outline-level="2"><text:bookmark-start text:name="__RefHeading___Toc732_1778836131"/>8. Используйте для обратного поиска Ctrl + R (⌘ + R)<text:bookmark-end text:name="__RefHeading___Toc732_1778836131"/></text:h>
      <text:p text:style-name="P17"><text:span text:style-name="T15">При нажатии клавиши «вверх» отображается последняя введённая команда. При выполнении </text:span><text:span text:style-name="Source_20_Text"><text:span text:style-name="T16">history</text:span></text:span><text:span text:style-name="T15"> выводятся все введённые команды из истории Bash. Однако удобнее нажать Ctrl + r (⌘ + r) и начать набирать команду, на что оболочка начнёт предлагать автозаполнение из истории, и вам останется нажать «Ввод», когда будет найдена искомая команда.</text:span></text:p>
      <text:p text:style-name="P27">Если запоминать из всего руководства лишь что-то одно, то запомните именно эту комбинацию: Ctrl + r (⌘ + r).</text:p>
      <text:h text:style-name="P31" text:outline-level="2"><text:bookmark-start text:name="__RefHeading___Toc734_1778836131"/><text:soft-page-break/>9. Применяйте оболочку для математических операций<text:bookmark-end text:name="__RefHeading___Toc734_1778836131"/></text:h>
      <text:p text:style-name="P13">Для простых вычислений, которые не получают и не выводят дроби можно использовать:</text:p>
      <text:p text:style-name="P25"><text:span text:style-name="Source_20_Text"><text:span text:style-name="T100">:~$ echo $((19*34))</text:span></text:span></text:p>
      <text:p text:style-name="P26"><text:span text:style-name="Source_20_Text"><text:span text:style-name="T100">:~$ 646</text:span></text:span></text:p>
      <text:p text:style-name="P3"><text:span text:style-name="T15">При вычислении с участием дробей просто предваряйте выражение командой </text:span><text:span text:style-name="Source_20_Text"><text:span text:style-name="T16">echo</text:span></text:span><text:span text:style-name="T15"> и передавайте его команде </text:span><text:span text:style-name="Source_20_Text"><text:span text:style-name="T16">bc</text:span></text:span><text:span text:style-name="T15">:</text:span></text:p>
      <text:p text:style-name="P25"><text:span text:style-name="Source_20_Text"><text:span text:style-name="T100">:~$ echo "scale=2; 9*3/((2*2)+1)" | bc</text:span></text:span></text:p>
      <text:p text:style-name="P26"><text:span text:style-name="Source_20_Text"><text:span text:style-name="T100">:~$ 5.40</text:span></text:span></text:p>
      <text:p text:style-name="P3"><text:span text:style-name="T15">Здесь </text:span><text:span text:style-name="Source_20_Text"><text:span text:style-name="T16">scale</text:span></text:span><text:span text:style-name="T15"> означает нужную десятичную точность.</text:span></text:p>
      <text:h text:style-name="P31" text:outline-level="2"><text:bookmark-start text:name="__RefHeading___Toc736_1778836131"/>10. Используйте раскрытие скобок для создания множества файлов<text:bookmark-end text:name="__RefHeading___Toc736_1778836131"/></text:h>
      <text:p text:style-name="P13">Как создать в каталоге 100 файлов?</text:p>
      <text:p text:style-name="P25"><text:span text:style-name="Source_20_Text"><text:span text:style-name="T101">$ </text:span></text:span><text:span text:style-name="Source_20_Text"><text:span text:style-name="T100">file1.txt, file2.txt, file3.txt ... file100.txt</text:span></text:span></text:p>
      <text:p text:style-name="P13">С помощью раскрытия скобок:</text:p>
      <text:p text:style-name="P25"><text:span text:style-name="Source_20_Text"><text:span text:style-name="T101">$ </text:span></text:span><text:span text:style-name="Source_20_Text"><text:span text:style-name="T100">touch file{1..100}.txt</text:span></text:span></text:p>
      <text:p text:style-name="P13">К примеру, для проекта нужно создать три файла: <text:span text:style-name="T141">app.html</text:span>, <text:span text:style-name="T141">app.css</text:span> и <text:span text:style-name="T141">app.js</text:span>. Вместо поочерёдного их создания — можно просто сделать так:</text:p>
      <text:p text:style-name="P25"><text:span text:style-name="Source_20_Text"><text:span text:style-name="T100">:~$ touch app.{html,css,js}</text:span></text:span></text:p>
      <text:p text:style-name="P26"><text:span text:style-name="Source_20_Text"><text:span text:style-name="T100">:~$ ls</text:span></text:span></text:p>
      <text:p text:style-name="P26"><text:span text:style-name="Source_20_Text"><text:span text:style-name="T21">app.html app.css app.js</text:span></text:span></text:p>
      <text:p text:style-name="P13">Если же внутри каталога проекта нужно создать, скажем, пять каталогов: <text:span text:style-name="T141">images</text:span>,<text:span text:style-name="T141"> css</text:span>,<text:span text:style-name="T141"> src</text:span>,<text:span text:style-name="T141"> templates </text:span><text:span text:style-name="T142">и</text:span><text:span text:style-name="T141"> scripts</text:span>, то можно поступить так:</text:p>
      <text:p text:style-name="P25"><text:span text:style-name="Source_20_Text"><text:span text:style-name="T100">:~$ mkdir {images,css,src,templates,scripts}</text:span></text:span></text:p>
      <text:p text:style-name="P26"><text:span text:style-name="Source_20_Text"><text:span text:style-name="T100">:~$ ls</text:span></text:span></text:p>
      <text:p text:style-name="P7"><text:span text:style-name="Source_20_Text"><text:span text:style-name="T21">images css src templates scripts</text:span></text:span></text:p>
      <text:p text:style-name="P13">Здесь есть лишь один нюанс: необходимо убедиться, чтобы между словами в скобках отсутствовали пробелы.</text:p>
      <text:h text:style-name="P29" text:outline-level="2"><text:bookmark-start text:name="__RefHeading___Toc800_1778836131"/><text:span text:style-name="T145">11. </text:span>Поиск<text:bookmark-end text:name="__RefHeading___Toc800_1778836131"/></text:h>
      <text:p text:style-name="P3"><text:span text:style-name="T15">Для поиска данных можно использовать - </text:span><text:span text:style-name="Source_20_Text"><text:span text:style-name="T16">grep</text:span></text:span><text:span text:style-name="T15">, </text:span><text:span text:style-name="Source_20_Text"><text:span text:style-name="T16">ag</text:span></text:span><text:span text:style-name="T15"> и </text:span><text:span text:style-name="Source_20_Text"><text:span text:style-name="T16">ack</text:span></text:span><text:span text:style-name="T15">. </text:span></text:p>
      <text:p text:style-name="P11"><text:span text:style-name="Source_20_Text"><text:span text:style-name="T102">$ </text:span></text:span><text:span text:style-name="Source_20_Text"><text:span text:style-name="T103">grep my_regex my_file</text:span></text:span></text:p>
      <text:p text:style-name="P5"><text:span text:style-name="T15">выполняет поиск </text:span><text:span text:style-name="Source_20_Text"><text:span text:style-name="T16">my_regex</text:span></text:span><text:span text:style-name="T15"> в </text:span><text:span text:style-name="Source_20_Text"><text:span text:style-name="T16">my_file</text:span></text:span><text:span text:style-name="T15">. При обнаружении совпадений возвращается, для каждого из них, вся строка. По умолчанию </text:span><text:span text:style-name="Source_20_Text"><text:span text:style-name="T16">my_regex</text:span></text:span><text:span text:style-name="T15"> воспринимается как регулярное выражение.</text:span></text:p>
      <text:p text:style-name="P11"><text:span text:style-name="Source_20_Text"><text:span text:style-name="T102">$ </text:span></text:span><text:span text:style-name="Source_20_Text"><text:span text:style-name="T103">grep -i my_regex my_file</text:span></text:span></text:p>
      <text:p text:style-name="P14">поиск выполняется без учёта регистра символов.</text:p>
      <text:p text:style-name="P20"><text:span text:style-name="Source_20_Text"><text:span text:style-name="T102">$ </text:span></text:span><text:span text:style-name="Source_20_Text"><text:span text:style-name="T103">grep -v my_regex my_file</text:span></text:span></text:p>
      <text:p text:style-name="P12"><text:span text:style-name="Source_20_Text"><text:span text:style-name="T102">$ </text:span></text:span><text:span text:style-name="Source_20_Text"><text:span text:style-name="T103">grep pass ~/.bash_history </text:span></text:span><text:span text:style-name="Source_20_Text"><text:span text:style-name="T45">(поиск по ист</text:span></text:span><text:span text:style-name="Source_20_Text"><text:span text:style-name="T49">ории команд)</text:span></text:span></text:p>
      <text:p text:style-name="P5"><text:span text:style-name="T15">возвращает все строки, в которых не содержится </text:span><text:span text:style-name="Source_20_Text"><text:span text:style-name="T16">my_regex</text:span></text:span><text:span text:style-name="T15">. Флаг </text:span><text:span text:style-name="Source_20_Text"><text:span text:style-name="T16">-v</text:span></text:span><text:span text:style-name="T15"> означает инверсию, он напоминает оператор </text:span><text:span text:style-name="Source_20_Text"><text:span text:style-name="T16">NOT</text:span></text:span><text:span text:style-name="T15">, имеющийся во многих языках программирования.</text:span></text:p>
      <text:p text:style-name="P11"><text:soft-page-break/><text:span text:style-name="Source_20_Text"><text:span text:style-name="T102">$ </text:span></text:span><text:span text:style-name="Source_20_Text"><text:span text:style-name="T103">grep -c my_regex my_file</text:span></text:span></text:p>
      <text:p text:style-name="P14">возвращает сведения о количестве совпадений с искомым шаблоном, найденных в файле.</text:p>
      <text:p text:style-name="P11"><text:span text:style-name="Source_20_Text"><text:span text:style-name="T102">$ </text:span></text:span><text:span text:style-name="Source_20_Text"><text:span text:style-name="T103">grep -R my_regex my_folder</text:span></text:span></text:p>
      <text:p text:style-name="P14">выполняет рекурсивный поиск во всех файлах, находящихся в заданной папке и в папках, вложенных в неё.</text:p>
      <text:p text:style-name="P4"><text:span text:style-name="T15">Теперь поговорим о команде </text:span><text:span text:style-name="Source_20_Text"><text:span text:style-name="T16">ag</text:span></text:span><text:span text:style-name="T15">. Она появилась позже </text:span><text:span text:style-name="Source_20_Text"><text:span text:style-name="T16">grep</text:span></text:span><text:span text:style-name="T15">, она быстрее, работать с ней удобнее.</text:span></text:p>
      <text:p text:style-name="P11"><text:span text:style-name="Source_20_Text"><text:span text:style-name="T102">$ </text:span></text:span><text:span text:style-name="Source_20_Text"><text:span text:style-name="T103">ag my_regex my_file</text:span></text:span></text:p>
      <text:p text:style-name="P5"><text:span text:style-name="T15">возвращает сведения о номерах строк, и сами строки, в которых найдены совпадения с </text:span><text:span text:style-name="Source_20_Text"><text:span text:style-name="T16">my_regex</text:span></text:span><text:span text:style-name="T15">.</text:span></text:p>
      <text:p text:style-name="P11"><text:span text:style-name="Source_20_Text"><text:span text:style-name="T102">$ </text:span></text:span><text:span text:style-name="Source_20_Text"><text:span text:style-name="T103">ag -i my_regex my_file</text:span></text:span></text:p>
      <text:p text:style-name="P14">поиск выполняется без учёта регистра символов.</text:p>
      <text:p text:style-name="P4"><text:span text:style-name="T15">Команда </text:span><text:span text:style-name="Source_20_Text"><text:span text:style-name="T16">ag</text:span></text:span><text:span text:style-name="T15"> автоматически обрабатывает файл </text:span><text:span text:style-name="Source_20_Text"><text:span text:style-name="T16">.gitignore</text:span></text:span><text:span text:style-name="T15"> и исключает из вывода то, что найдено в папках или файлах, перечисленных в этом файле. Это очень удобно.</text:span></text:p>
      <text:p text:style-name="P11"><text:span text:style-name="Source_20_Text"><text:span text:style-name="T102">$ </text:span></text:span><text:span text:style-name="Source_20_Text"><text:span text:style-name="T103">ag my_regex my_file – skip-vcs-ignores</text:span></text:span></text:p>
      <text:p text:style-name="P5"><text:span text:style-name="T15">содержимое файлов систем автоматического контроля версий (наподобие </text:span><text:span text:style-name="Source_20_Text"><text:span text:style-name="T16">.gitignore</text:span></text:span><text:span text:style-name="T15">) при поиске не учитывается.</text:span></text:p>
      <text:p text:style-name="P4"><text:span text:style-name="T15">Кроме того, для того чтобы указать команде </text:span><text:span text:style-name="Source_20_Text"><text:span text:style-name="T16">ag</text:span></text:span><text:span text:style-name="T15"> на то, какие пути к файлам нужно исключить из поиска, можно создать файл </text:span><text:span text:style-name="Source_20_Text"><text:span text:style-name="T16">.agignore</text:span></text:span><text:span text:style-name="T15">.</text:span></text:p>
      <text:p text:style-name="P4"><text:span text:style-name="T15">В начале этого раздела мы упомянули о команде </text:span><text:span text:style-name="Source_20_Text"><text:span text:style-name="T16">ack</text:span></text:span><text:span text:style-name="T15">. Команды </text:span><text:span text:style-name="Source_20_Text"><text:span text:style-name="T16">ack</text:span></text:span><text:span text:style-name="T15"> и </text:span><text:span text:style-name="Source_20_Text"><text:span text:style-name="T16">ag</text:span></text:span><text:span text:style-name="T15"> очень похожи, можно сказать, что они взаимозаменяемы на 99%. Однако команда </text:span><text:span text:style-name="Source_20_Text"><text:span text:style-name="T16">ag</text:span></text:span><text:span text:style-name="T15"> работает быстрее, поэтому я описал именно её.</text:span></text:p>
      <text:h text:style-name="P32" text:outline-level="2"><text:bookmark-start text:name="__RefHeading___Toc853_1778836131"/><text:span text:style-name="T139">12. Команды !! !</text:span><text:span text:style-name="T140">$</text:span><text:span text:style-name="T139"> cd -</text:span><text:bookmark-end text:name="__RefHeading___Toc853_1778836131"/></text:h>
      <text:p text:style-name="P15"><text:span text:style-name="T11">И</text:span><text:span text:style-name="T12">спользуйте </text:span><text:span text:style-name="T75">!!</text:span><text:span text:style-name="T12"> для возврата </text:span><text:span text:style-name="T11">(повторения)</text:span><text:span text:style-name="T12"> к предыдущей команде:</text:span></text:p>
      <text:p text:style-name="P19"><text:span text:style-name="Source_20_Text"><text:span text:style-name="T109">geekpress@proglib:~$ apt install golang</text:span></text:span></text:p>
      <text:p text:style-name="P22"><text:span text:style-name="Source_20_Text"><text:span text:style-name="T109">E: Could not open lock file /var/lib/dpkg/lock-frontend - open (13: Permission denied)</text:span></text:span></text:p>
      <text:p text:style-name="P22"><text:span text:style-name="Source_20_Text"><text:span text:style-name="T109">E: Unable to acquire the dpkg frontend lock (/var/lib/dpkg/lock-frontend), are you root?</text:span></text:span></text:p>
      <text:p text:style-name="P22"><text:span text:style-name="Source_20_Text"><text:span text:style-name="T109">geekpress@proglib:~$ </text:span></text:span><text:span text:style-name="Source_20_Text"><text:span text:style-name="T111">sudo !!</text:span></text:span></text:p>
      <text:p text:style-name="P22"><text:span text:style-name="Source_20_Text"><text:span text:style-name="T109">sudo apt install golang</text:span></text:span></text:p>
      <text:p text:style-name="P24"><text:span text:style-name="Source_20_Text"><text:span text:style-name="T109">Reading package lists…</text:span></text:span></text:p>
      <text:p text:style-name="P16"><text:span text:style-name="T12">К</text:span><text:span text:style-name="T11">оманда </text:span><text:span text:style-name="T76">cd –</text:span><text:span text:style-name="T11"> используется для перехода в предыдущий каталог, где был пользователь:</text:span></text:p>
      <text:p text:style-name="P18"><text:span text:style-name="Source_20_Text"><text:span text:style-name="T109">gk@gk:~$ pwd</text:span></text:span></text:p>
      <text:p text:style-name="P21"><text:span text:style-name="Source_20_Text"><text:span text:style-name="T109">/home/gk</text:span></text:span></text:p>
      <text:p text:style-name="P21"><text:span text:style-name="Source_20_Text"><text:span text:style-name="T109">gk@gk:~$ cd Documents/</text:span></text:span></text:p>
      <text:p text:style-name="P21"><text:span text:style-name="Source_20_Text"><text:span text:style-name="T109">gk@gk:~/Documents$ </text:span></text:span><text:span text:style-name="Source_20_Text"><text:span text:style-name="T111">cd -</text:span></text:span></text:p>
      <text:p text:style-name="P23"><text:span text:style-name="Source_20_Text"><text:span text:style-name="T109">/home/gk</text:span></text:span></text:p>
      <text:p text:style-name="P10"><text:span text:style-name="Source_20_Text"><text:span text:style-name="T144">!$</text:span></text:span><text:span text:style-name="Source_20_Text"><text:span text:style-name="T151"> - </text:span></text:span><text:span text:style-name="Source_20_Text"><text:span text:style-name="T152">п</text:span></text:span><text:span text:style-name="Source_20_Text"><text:span text:style-name="T151">овторное использование последнего элемента из предыдущей команды.</text:span></text:span></text:p>
      <text:p text:style-name="P6"><text:span text:style-name="Source_20_Text"><text:span text:style-name="T17">Во многих ситуациях очень кстати оказывается возможность использования аргумента предыдущей команды.</text:span></text:span></text:p>
      <text:p text:style-name="P6"><text:span text:style-name="Source_20_Text"><text:span text:style-name="T17">Предположим, вам нужно создать директорию, а потом в неё перейти. Тут можно воспользоваться опцией !$, вводя команду перехода после команды создания директории.</text:span></text:span></text:p>
      <text:p text:style-name="P18"><text:span text:style-name="Source_20_Text"><text:span text:style-name="T110">gk@gk:~$ pwd</text:span></text:span></text:p>
      <text:p text:style-name="P21"><text:span text:style-name="Source_20_Text"><text:span text:style-name="T110">/home/gk</text:span></text:span></text:p>
      <text:p text:style-name="P21"><text:span text:style-name="Source_20_Text"><text:span text:style-name="T110">gk@gk:~$ ls Documents/</text:span></text:span></text:p>
      <text:p text:style-name="P21"><text:span text:style-name="Source_20_Text"><text:span text:style-name="T110"><text:s/>'assembler B2L.pdf' <text:s text:c="2"/>Heidelberg_Dasha.mp4 <text:s text:c="2"/>tsp.ods</text:span></text:span></text:p>
      <text:p text:style-name="P21"><text:span text:style-name="Source_20_Text"><text:span text:style-name="T110"><text:s/>gk@gk:~$ </text:span></text:span><text:span text:style-name="Source_20_Text"><text:span text:style-name="T111">cd !$</text:span></text:span></text:p>
      <text:p text:style-name="P21"><text:span text:style-name="Source_20_Text"><text:span text:style-name="T110">cd Documents/</text:span></text:span></text:p>
      <text:p text:style-name="P21"><text:span text:style-name="Source_20_Text"><text:span text:style-name="T110">gk@gk:~/Documents$ pwd</text:span></text:span></text:p>
      <text:p text:style-name="P21"><text:span text:style-name="Source_20_Text"><text:span text:style-name="T110">/home/gk/Documents</text:span></text:span></text:p>
      <text:p text:style-name="P23"><text:span text:style-name="Source_20_Text"><text:span text:style-name="T110">gk@gk:~/Documents$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loext:contextual-spacing="false" fo:line-height="100%" style:page-number="auto">
        <style:tab-stops/>
      </style:paragraph-properties>
      <style:text-properties style:font-name="DejaVu Sans Mono1" fo:font-family="'DejaVu Sans Mono'" style:font-style-name="Book" style:font-family-generic="modern" style:font-pitch="fixed"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98in" fo:margin-bottom="0.0598in" loext:contextual-spacing="false" fo:line-height="100%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0.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MT1" style:family="text">
      <style:text-properties style:font-name="AnjaliOldLipi" fo:font-size="8pt" style:font-size-asian="8pt" style:font-size-complex="8pt"/>
    </style:style>
    <style:style style:name="MT2" style:family="text">
      <style:text-properties style:font-name="AnjaliOldLipi" fo:font-size="8pt" officeooo:rsid="002a1543" style:font-size-asian="8pt" style:font-size-complex="8pt"/>
    </style:style>
    <style:style style:name="MT3" style:family="text">
      <style:text-properties style:font-name="AnjaliOldLipi" fo:font-size="8pt" officeooo:rsid="001ed9f4" style:font-size-asian="8pt" style:font-size-complex="8pt"/>
    </style:style>
    <style:style style:name="M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Работа в командной оболочке Bash<text:tab/></text:span><text:span text:style-name="MT2">page</text:span><text:span text:style-name="MT3"> </text:span><text:span text:style-name="MT4"><text:page-number text:select-page="current">4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0:32:34.655495854</meta:creation-date>
    <dc:date>2022-08-11T21:12:37.513509427</dc:date>
    <meta:editing-duration>PT1H37M46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4" meta:paragraph-count="124" meta:word-count="1164" meta:character-count="7854" meta:non-whitespace-character-count="6803"/>
  </office:meta>
</office:document-meta>
</file>